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EAD4CD2EDFED07C0.png" manifest:media-type="image/png"/>
  <manifest:file-entry manifest:full-path="Pictures/1000020100000080000000806CC9C2106451CA75.png" manifest:media-type="image/png"/>
  <manifest:file-entry manifest:full-path="Pictures/10000201000000C8000000C8DFBA569E523933C9.png" manifest:media-type="image/png"/>
  <manifest:file-entry manifest:full-path="Pictures/100002010000008000000080CB9477137DF4B21C.png" manifest:media-type="image/png"/>
  <manifest:file-entry manifest:full-path="Pictures/100002010000008000000080EC696D363C3BCD36.png" manifest:media-type="image/png"/>
  <manifest:file-entry manifest:full-path="Pictures/100002010000008000000080EEF445B8E0EECE99.png" manifest:media-type="image/png"/>
  <manifest:file-entry manifest:full-path="Pictures/10000201000002C500000162127771A5BE2516DB.png" manifest:media-type="image/png"/>
  <manifest:file-entry manifest:full-path="Pictures/10000201000000E1000000E1024B77290846B75A.png" manifest:media-type="image/png"/>
  <manifest:file-entry manifest:full-path="Pictures/1000020100000100000001006E50D586A194B454.png" manifest:media-type="image/png"/>
  <manifest:file-entry manifest:full-path="Pictures/100002010000008000000080AAA55B3C7C4B7FF9.png" manifest:media-type="image/png"/>
  <manifest:file-entry manifest:full-path="Pictures/1000020100000080000000808B12C161FB29B06F.png" manifest:media-type="image/png"/>
  <manifest:file-entry manifest:full-path="Pictures/10000201000000800000008039CDB75730FBBAAB.png" manifest:media-type="image/png"/>
  <manifest:file-entry manifest:full-path="Pictures/10000201000000900000007BB38065C9F260ADA9.png" manifest:media-type="image/png"/>
  <manifest:file-entry manifest:full-path="Pictures/100002010000008000000080C194D43AC5CCACED.png" manifest:media-type="image/png"/>
  <manifest:file-entry manifest:full-path="Pictures/100002010000008000000080950F39134F1D35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26cm" svg:stroke-color="#1c1c1c" draw:fill="gradient" draw:fill-gradient-name="Gradient_20_7" draw:textarea-vertical-align="middle" draw:auto-grow-height="false" draw:fit-to-size="false" style:shrink-to-fit="false" fo:min-height="3.307cm" fo:min-width="4.581cm" fo:padding-top="0.125cm" fo:padding-bottom="0.125cm" fo:padding-left="0.25cm" fo:padding-right="0.25cm" fo:wrap-option="wrap" draw:shadow="visible" draw:shadow-offset-x="0.071cm" draw:shadow-offset-y="0.071cm" draw:shadow-color="#000000" draw:shadow-opacity="38%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3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544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597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36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4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1" style:family="graphic" style:parent-style-name="standard" style:list-style-name="L2">
      <style:graphic-properties draw:stroke="solid" svg:stroke-width="0.026cm" svg:stroke-color="#1c1c1c" draw:fill="gradient" draw:fill-gradient-name="Gradient_20_7" draw:textarea-vertical-align="middle" draw:auto-grow-height="false" draw:fit-to-size="false" style:shrink-to-fit="false" fo:min-height="3.307cm" fo:min-width="1.914cm" fo:padding-top="0.125cm" fo:padding-bottom="0.125cm" fo:padding-left="0.25cm" fo:padding-right="0.25cm" fo:wrap-option="wrap" draw:shadow="visible" draw:shadow-offset-x="0.071cm" draw:shadow-offset-y="0.071cm" draw:shadow-color="#000000" draw:shadow-opacity="38%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91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4" style:family="graphic" style:parent-style-name="standard">
      <style:graphic-properties draw:stroke="solid" svg:stroke-width="0.018cm" svg:stroke-color="#008ac3" draw:fill="gradient" draw:fill-gradient-name="Gradient_20_2" draw:textarea-vertical-align="middle" draw:auto-grow-height="false" draw:fit-to-size="false" style:shrink-to-fit="false" fo:min-height="1.315cm" fo:min-width="3.969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57cm"/>
    </style:style>
    <style:style style:name="gr18" style:family="graphic" style:parent-style-name="standard" style:list-style-name="L2">
      <style:graphic-properties draw:stroke="solid" svg:stroke-width="0.026cm" svg:stroke-color="#1c1c1c" draw:fill="gradient" draw:fill-gradient-name="Gradient_20_7" draw:textarea-vertical-align="middle" draw:auto-grow-height="false" draw:fit-to-size="false" style:shrink-to-fit="false" fo:min-height="3.307cm" fo:min-width="1.914cm" fo:padding-top="0.125cm" fo:padding-bottom="0.125cm" fo:padding-left="0.25cm" fo:padding-right="0.25cm" fo:wrap-option="wrap" draw:shadow="visible" draw:shadow-offset-x="0.071cm" draw:shadow-offset-y="0.071cm" draw:shadow-color="#000000" draw:shadow-opacity="38%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0" style:family="graphic" style:parent-style-name="standard">
      <style:graphic-properties svg:stroke-width="0.028cm" svg:stroke-color="#000000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="" draw:marker-start-width="0.242cm" draw:marker-end="Rounded_20_large_20_Arrow" draw:marker-end-width="0.242cm" draw:textarea-vertical-align="middle" fo:padding-top="0.139cm" fo:padding-bottom="0.139cm" fo:padding-left="0.264cm" fo:padding-right="0.264cm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bold" fo:hyphenate="false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loext:graphic-properties draw:fill="none" draw:fill-color="#ffffff"/>
      <style:text-properties style:font-name="Ubuntu" fo:font-size="10pt"/>
    </style:style>
    <style:style style:name="P7" style:family="paragraph">
      <loext:graphic-properties draw:fill="none" draw:fill-color="#ffffff"/>
      <style:text-properties style:font-name="Ubuntu" fo:font-size="10pt" fo:font-weight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font-name="Ubuntu" fo:font-size="10pt"/>
    </style:style>
    <style:style style:name="T4" style:family="text">
      <style:text-properties style:font-name="Ubuntu" fo:font-size="10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Rectangle 10" draw:style-name="gr1" draw:text-style-name="P1" draw:layer="layout" svg:width="5.08cm" svg:height="3.556cm" svg:x="8.939cm" svg:y="3.3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2" draw:layer="layout" svg:width="2.396cm" svg:height="2.396cm" svg:x="9.21cm" svg:y="3.542cm">
          <draw:image xlink:href="Pictures/100002010000008000000080C194D43AC5CCACED.png" xlink:type="simple" xlink:show="embed" xlink:actuate="onLoad">
            <text:p/>
          </draw:image>
        </draw:frame>
        <draw:custom-shape draw:name="Rechteck 3" draw:style-name="gr3" draw:text-style-name="P3" draw:layer="layout" svg:width="3.839cm" svg:height="1.564cm" svg:x="9.398cm" svg:y="14.9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4" draw:text-style-name="P3" draw:layer="layout" svg:width="4.043cm" svg:height="1.564cm" svg:x="9.459cm" svg:y="8.43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5" draw:text-style-name="P3" draw:layer="layout" svg:width="4.096cm" svg:height="1.564cm" svg:x="9.311cm" svg:y="8.26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" draw:style-name="gr2" draw:text-style-name="P2" draw:layer="layout" svg:width="1.249cm" svg:height="1.249cm" svg:x="9.417cm" svg:y="8.415cm">
          <draw:image xlink:href="Pictures/100002010000008000000080EC696D363C3BCD36.png" xlink:type="simple" xlink:show="embed" xlink:actuate="onLoad">
            <text:p/>
          </draw:image>
        </draw:frame>
        <draw:custom-shape draw:name="Textfeld 17" draw:style-name="gr6" draw:text-style-name="P5" draw:layer="layout" svg:width="2.687cm" svg:height="1.265cm" svg:x="10.581cm" svg:y="8.401cm">
          <text:p text:style-name="P4"><text:span text:style-name="T1">Application</text:span></text:p>
          <text:p text:style-name="P4"><text:span text:style-name="T2"><text:s/></text:span><text:span text:style-name="T2">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7" draw:text-style-name="P3" draw:layer="layout" svg:width="3.86cm" svg:height="1.564cm" svg:x="9.25cm" svg:y="14.8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" draw:style-name="gr2" draw:text-style-name="P2" draw:layer="layout" svg:width="1.249cm" svg:height="1.249cm" svg:x="9.434cm" svg:y="15.003cm">
          <draw:image xlink:href="Pictures/1000020100000080000000808B12C161FB29B06F.png" xlink:type="simple" xlink:show="embed" xlink:actuate="onLoad">
            <text:p/>
          </draw:image>
        </draw:frame>
        <draw:custom-shape draw:name="Textfeld 30" draw:style-name="gr8" draw:text-style-name="P5" draw:layer="layout" svg:width="2.687cm" svg:height="1.265cm" svg:x="10.528cm" svg:y="15.004cm">
          <text:p text:style-name="P4"><text:span text:style-name="T1">Ap</text:span><text:span text:style-name="T1">plic</text:span><text:span text:style-name="T1">atio</text:span><text:span text:style-name="T1">n</text:span></text:p>
          <text:p text:style-name="P4"><text:span text:style-name="T2"><text:s/></text:span><text:span text:style-name="T2">Lib</text:span><text:span text:style-name="T2">rar</text:span><text:span text:style-name="T2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5" draw:style-name="gr2" draw:text-style-name="P2" draw:layer="layout" svg:width="3.003cm" svg:height="1.499cm" svg:x="8.939cm" svg:y="3.796cm">
          <draw:image xlink:href="Pictures/10000201000002C500000162127771A5BE2516DB.png" xlink:type="simple" xlink:show="embed" xlink:actuate="onLoad">
            <text:p/>
          </draw:image>
        </draw:frame>
        <draw:frame draw:name="Picture 15" draw:style-name="gr2" draw:text-style-name="P2" draw:layer="layout" svg:width="1.249cm" svg:height="1.249cm" svg:x="12.471cm" svg:y="3.8cm">
          <draw:image xlink:href="Pictures/100002010000008000000080950F39134F1D35BC.png" xlink:type="simple" xlink:show="embed" xlink:actuate="onLoad">
            <text:p/>
          </draw:image>
        </draw:frame>
        <draw:frame draw:style-name="gr9" draw:text-style-name="P6" draw:layer="layout" svg:width="1.963cm" svg:height="1.039cm" svg:x="12.105cm" svg:y="5.153cm">
          <draw:text-box>
            <text:p><text:span text:style-name="T3">Solution</text:span><text:span text:style-name="T3"><text:line-break/></text:span><text:span text:style-name="T3">Architect</text:span></text:p>
          </draw:text-box>
        </draw:frame>
        <draw:frame draw:style-name="gr10" draw:text-style-name="P7" draw:layer="layout" svg:width="3.487cm" svg:height="1.039cm" svg:x="9.828cm" svg:y="6.296cm">
          <draw:text-box>
            <text:p><text:span text:style-name="T4">OPC UA Designer</text:span></text:p>
          </draw:text-box>
        </draw:frame>
        <draw:custom-shape draw:name="Rectangle 10" draw:style-name="gr11" draw:text-style-name="P1" draw:layer="layout" svg:width="2.413cm" svg:height="3.556cm" svg:x="14.918cm" svg:y="7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.471cm" svg:height="1.039cm" svg:x="14.86cm" svg:y="7.208cm">
          <draw:text-box>
            <text:p><text:span text:style-name="T4">Type </text:span><text:span text:style-name="T4"><text:line-break/></text:span><text:span text:style-name="T4">Generator</text:span></text:p>
          </draw:text-box>
        </draw:frame>
        <draw:frame draw:style-name="gr2" draw:text-style-name="P2" draw:layer="layout" svg:width="1.249cm" svg:height="1.249cm" svg:x="15.553cm" svg:y="8.88cm">
          <draw:image xlink:href="Pictures/10000201000000800000008039CDB75730FBBAAB.png" xlink:type="simple" xlink:show="embed" xlink:actuate="onLoad">
            <text:p/>
          </draw:image>
        </draw:frame>
        <draw:line draw:style-name="gr12" draw:text-style-name="P8" draw:layer="layout" svg:x1="11.528cm" svg:y1="6.954cm" svg:x2="11.528cm" svg:y2="8.224cm">
          <text:p/>
        </draw:line>
        <draw:line draw:style-name="gr12" draw:text-style-name="P8" draw:layer="layout" svg:x1="13.433cm" svg:y1="9.086cm" svg:x2="14.957cm" svg:y2="9.086cm">
          <text:p/>
        </draw:line>
        <draw:line draw:style-name="gr12" draw:text-style-name="P8" draw:layer="layout" svg:x1="16.227cm" svg:y1="10.764cm" svg:x2="16.227cm" svg:y2="12.034cm">
          <text:p/>
        </draw:line>
        <draw:custom-shape draw:name="Rechteck 8" draw:style-name="gr13" draw:text-style-name="P3" draw:layer="layout" svg:width="4.411cm" svg:height="1.564cm" svg:x="14.102cm" svg:y="12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5" draw:style-name="gr14" draw:text-style-name="P3" draw:layer="layout" svg:width="4.468cm" svg:height="1.564cm" svg:x="13.941cm" svg:y="11.9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7" draw:style-name="gr15" draw:text-style-name="P5" draw:layer="layout" svg:width="3.268cm" svg:height="1.263cm" svg:x="15.118cm" svg:y="12.041cm">
          <text:p text:style-name="P4"><text:span text:style-name="T1">Generated</text:span></text:p>
          <text:p text:style-name="P4"><text:span text:style-name="T1">C++ Interf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8" draw:layer="layout" svg:width="1.27cm" svg:height="1.27cm" svg:x="14.068cm" svg:y="12.034cm">
          <draw:image xlink:href="Pictures/100002010000008000000080AAA55B3C7C4B7FF9.png" xlink:type="simple" xlink:show="embed" xlink:actuate="onLoad">
            <text:p/>
          </draw:image>
        </draw:frame>
        <draw:frame draw:name="Grafik 29" draw:style-name="gr2" draw:text-style-name="P2" draw:layer="layout" svg:width="1.249cm" svg:height="1.249cm" svg:x="15.592cm" svg:y="15.072cm">
          <draw:image xlink:href="Pictures/100002010000008000000080CB9477137DF4B21C.png" xlink:type="simple" xlink:show="embed" xlink:actuate="onLoad">
            <text:p/>
          </draw:image>
        </draw:frame>
        <draw:frame draw:style-name="gr17" draw:text-style-name="P6" draw:layer="layout" svg:width="2.157cm" svg:height="0.645cm" svg:x="15.164cm" svg:y="16.373cm">
          <draw:text-box>
            <text:p><text:span text:style-name="T3">Developer</text:span></text:p>
          </draw:text-box>
        </draw:frame>
        <draw:line draw:style-name="gr12" draw:text-style-name="P8" draw:layer="layout" svg:x1="16.227cm" svg:y1="13.685cm" svg:x2="16.227cm" svg:y2="14.955cm">
          <text:p/>
        </draw:line>
        <draw:line draw:style-name="gr12" draw:text-style-name="P8" draw:layer="layout" svg:x1="15.592cm" svg:y1="15.717cm" svg:x2="13.306cm" svg:y2="15.717cm">
          <text:p/>
        </draw:line>
        <draw:custom-shape draw:name="Rectangle 10" draw:style-name="gr18" draw:text-style-name="P1" xml:id="id1" draw:id="id1" draw:layer="layout" svg:width="2.413cm" svg:height="3.556cm" svg:x="5.235cm" svg:y="7.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7" draw:layer="layout" svg:width="2.471cm" svg:height="1.039cm" svg:x="5.177cm" svg:y="7.17cm">
          <draw:text-box>
            <text:p><text:span text:style-name="T4">Project </text:span><text:span text:style-name="T4"><text:line-break/></text:span><text:span text:style-name="T4">Builder</text:span></text:p>
          </draw:text-box>
        </draw:frame>
        <draw:frame draw:style-name="gr16" draw:text-style-name="P8" draw:layer="layout" svg:width="2.159cm" svg:height="2.159cm" svg:x="10.153cm" svg:y="11.091cm">
          <draw:image xlink:href="Pictures/10000201000000C8000000C8DFBA569E523933C9.png" xlink:type="simple" xlink:show="embed" xlink:actuate="onLoad">
            <text:p/>
          </draw:image>
        </draw:frame>
        <draw:custom-shape draw:name="Textfeld 17" draw:style-name="gr19" draw:text-style-name="P5" draw:layer="layout" svg:width="3.28cm" svg:height="0.758cm" svg:x="9.645cm" svg:y="13.085cm">
          <text:p text:style-name="P4"><text:span text:style-name="T1">CMak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9" draw:layer="layout" draw:line-skew="-0.638cm" svg:x1="7.648cm" svg:y1="8.948cm" svg:x2="10.03cm" svg:y2="11.714cm" draw:start-shape="id1" draw:start-glue-point="1" svg:d="M7648 8948h845v2766h1537" svg:viewBox="0 0 2383 2767">
          <text:p/>
        </draw:connector>
        <draw:line draw:style-name="gr12" draw:text-style-name="P8" draw:layer="layout" svg:x1="11.401cm" svg:y1="10.002cm" svg:x2="11.401cm" svg:y2="11.272cm">
          <text:p/>
        </draw:line>
        <draw:line draw:style-name="gr12" draw:text-style-name="P8" draw:layer="layout" svg:x1="11.401cm" svg:y1="14.828cm" svg:x2="11.401cm" svg:y2="13.685cm">
          <text:p/>
        </draw:line>
        <draw:frame draw:style-name="gr16" draw:text-style-name="P8" draw:layer="layout" svg:width="1.905cm" svg:height="1.905cm" svg:x="5.489cm" svg:y="8.567cm">
          <draw:image xlink:href="Pictures/1000020100000100000001006E50D586A194B454.png" xlink:type="simple" xlink:show="embed" xlink:actuate="onLoad">
            <text:p/>
          </draw:image>
        </draw:frame>
        <draw:connector draw:style-name="gr21" draw:text-style-name="P9" draw:layer="layout" draw:line-skew="-0.498cm" svg:x1="9.933cm" svg:y1="12.748cm" svg:x2="7.548cm" svg:y2="15.656cm" draw:end-shape="id2" svg:d="M9933 12748h-1440v2908h-945" svg:viewBox="0 0 2386 2909">
          <text:p/>
        </draw:connector>
        <draw:frame draw:style-name="gr16" draw:text-style-name="P8" xml:id="id2" draw:id="id2" draw:layer="layout" svg:width="2.142cm" svg:height="2.142cm" svg:x="5.406cm" svg:y="14.585cm">
          <draw:image xlink:href="Pictures/10000201000000E1000000E1024B77290846B75A.png" xlink:type="simple" xlink:show="embed" xlink:actuate="onLoad">
            <text:p/>
          </draw:image>
        </draw:frame>
        <draw:custom-shape draw:name="Textfeld 17" draw:style-name="gr22" draw:text-style-name="P5" draw:layer="layout" svg:width="2.882cm" svg:height="0.758cm" svg:x="5.198cm" svg:y="16.739cm">
          <text:p text:style-name="P4"><text:span text:style-name="T1">Build Scrip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8" draw:layer="layout" svg:width="1.63cm" svg:height="1.614cm" svg:x="2.892cm" svg:y="18.686cm">
          <draw:image xlink:href="Pictures/100002010000008000000080EEF445B8E0EECE99.png" xlink:type="simple" xlink:show="embed" xlink:actuate="onLoad">
            <text:p/>
          </draw:image>
        </draw:frame>
        <draw:frame draw:style-name="gr16" draw:text-style-name="P8" draw:layer="layout" svg:width="1.629cm" svg:height="1.614cm" svg:x="4.797cm" svg:y="18.813cm">
          <draw:image xlink:href="Pictures/100002010000008000000080EAD4CD2EDFED07C0.png" xlink:type="simple" xlink:show="embed" xlink:actuate="onLoad">
            <text:p/>
          </draw:image>
        </draw:frame>
        <draw:frame draw:style-name="gr16" draw:text-style-name="P8" draw:layer="layout" svg:width="1.63cm" svg:height="1.614cm" svg:x="6.575cm" svg:y="18.813cm">
          <draw:image xlink:href="Pictures/1000020100000080000000806CC9C2106451CA75.png" xlink:type="simple" xlink:show="embed" xlink:actuate="onLoad">
            <text:p/>
          </draw:image>
        </draw:frame>
        <draw:line draw:style-name="gr12" draw:text-style-name="P8" draw:layer="layout" svg:x1="6.432cm" svg:y1="17.506cm" svg:x2="5.429cm" svg:y2="18.918cm">
          <text:p/>
        </draw:line>
        <draw:line draw:style-name="gr12" draw:text-style-name="P8" draw:layer="layout" svg:x1="6.953cm" svg:y1="17.521cm" svg:x2="7.461cm" svg:y2="18.918cm">
          <text:p/>
        </draw:line>
        <draw:line draw:style-name="gr12" draw:text-style-name="P8" draw:layer="layout" svg:x1="5.683cm" svg:y1="17.521cm" svg:x2="3.778cm" svg:y2="18.918cm">
          <text:p/>
        </draw:line>
        <draw:custom-shape draw:name="Textfeld 17" draw:style-name="gr23" draw:text-style-name="P5" draw:layer="layout" svg:width="7.276cm" svg:height="0.758cm" svg:x="2.957cm" svg:y="20.558cm">
          <text:p text:style-name="P4"><text:span text:style-name="T1">MSI, DEB, RPM, Docker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9" draw:layer="layout" svg:width="2.379cm" svg:height="2.032cm" svg:x="8.414cm" svg:y="18.537cm">
          <draw:image xlink:href="Pictures/10000201000000900000007BB38065C9F260ADA9.png" xlink:type="simple" xlink:show="embed" xlink:actuate="onLoad">
            <text:p/>
          </draw:image>
        </draw:frame>
        <draw:line draw:style-name="gr12" draw:text-style-name="P8" draw:layer="layout" svg:x1="7.588cm" svg:y1="17.394cm" svg:x2="9.62cm" svg:y2="18.7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2f2f2" draw:end-color="#bcc6ec" draw:start-intensity="100%" draw:end-intensity="100%" draw:angle="0" draw:border="0%"/>
    <draw:gradient draw:name="Gradient_20_7" draw:display-name="Gradient 7" draw:style="linear" draw:start-color="#eeeeee" draw:end-color="#ffffff" draw:start-intensity="100%" draw:end-intensity="100%" draw:angle="180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14T19:48:52.573773489</meta:creation-date>
    <dc:date>2019-04-23T22:19:53.774593508</dc:date>
    <meta:editing-duration>PT35M15S</meta:editing-duration>
    <meta:editing-cycles>4</meta:editing-cycles>
    <meta:generator>LibreOffice/6.0.7.3$Linux_X86_64 LibreOffice_project/00m0$Build-3</meta:generator>
    <meta:document-statistic meta:object-count="48"/>
  </office:meta>
</office:document-meta>
</file>